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1bb7" officeooo:paragraph-rsid="00141bb7"/>
    </style:style>
    <style:style style:name="P2" style:family="paragraph" style:parent-style-name="Standard">
      <style:paragraph-properties fo:text-align="end" style:justify-single-word="false"/>
      <style:text-properties officeooo:rsid="00141bb7" officeooo:paragraph-rsid="00141bb7"/>
    </style:style>
    <style:style style:name="P3" style:family="paragraph" style:parent-style-name="Standard">
      <style:paragraph-properties fo:text-align="start" style:justify-single-word="false"/>
      <style:text-properties officeooo:rsid="00141bb7" officeooo:paragraph-rsid="00141b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PSC 3710 <text:line-break/>Final project tutorial</text:p>
      <text:p text:style-name="P2">Thomas Richardson</text:p>
      <text:p text:style-name="P2">Ryan Ozar</text:p>
      <text:p text:style-name="P3"/>
      <text:p text:style-name="P3">This is a quick tutorial on our final project. <text:s/>To compile, type 'robotMake' (no quotes) in the command line, then to run it, type 'robot'. <text:s/>You will see our robot next to some buildings, the default view is directly behind him; you can return to this view at any time by pressing F4. <text:s/>To move our robot, use 'z' to go forward; at intersections in the road you can use 'q' to turn left, and 'a' to turn right. <text:s/>If you are not in an intersection, you get an error and need to move to one in order to turn. <text:s/>Once you are oriented in your new direction, 'z' will keep you going. <text:s/>If you come to the edge of the map, you will get an error and remain in place until you turn in a valid direction. <text:s/>You can view the robot from different angles: F5 gives you a view from over the left shoulder, F6 from over the right shoulder, F7 from the front right, and F8 from the front left. <text:s/>You can also view a more distant view, using F9-F12, giving you the same orientations as F5-F8, but see a greater distance. <text:s/>F4 returns you behind the robot. <text:s/>Our robot is a bit mad and can destroy some buildings by left-clicking with your cursor on them; some take 1 shot to destroy, others 3 shots, and some are indestructible. <text:s/>If you click anywhere except the buildings, nothing will happen. <text:s/>You can rotate the robot's head to the left (F2) or right (F3) for as long as you hold the button; upon release he looks forward again. <text:s/>F1 will make him face forward as well. <text:s/>You can pause the game by pressing 'p', and unpause by pressing 'p' again. <text:s/>If you have destroyed all the buildings you can, or need to reset for any reason; 'r' will reset the scene and you can start agai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22:40:12.121988549</meta:creation-date>
    <dc:date>2019-04-02T22:58:45.769031730</dc:date>
    <meta:editing-duration>PT18M34S</meta:editing-duration>
    <meta:editing-cycles>1</meta:editing-cycles>
    <meta:document-statistic meta:table-count="0" meta:image-count="0" meta:object-count="0" meta:page-count="1" meta:paragraph-count="4" meta:word-count="326" meta:character-count="1715" meta:non-whitespace-character-count="1377"/>
    <meta:generator>LibreOffice/5.0.6.2$Linux_X86_64 LibreOffice_project/00$Build-2</meta:generator>
  </office:meta>
</office:document-meta>
</file>